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b8ed3" officeooo:paragraph-rsid="001b8ed3"/>
    </style:style>
    <style:style style:name="P2" style:family="paragraph" style:parent-style-name="Standard">
      <style:text-properties officeooo:rsid="001b8ed3" officeooo:paragraph-rsid="001be4e6"/>
    </style:style>
    <style:style style:name="P3" style:family="paragraph" style:parent-style-name="Standard">
      <style:text-properties fo:font-weight="bold" officeooo:rsid="001b8ed3" officeooo:paragraph-rsid="001b8ed3" style:font-weight-asian="bold" style:font-weight-complex="bold"/>
    </style:style>
    <style:style style:name="P4" style:family="paragraph" style:parent-style-name="Standard">
      <style:text-properties fo:font-weight="bold" officeooo:rsid="001be4e6" officeooo:paragraph-rsid="001be4e6" style:font-weight-asian="bold" style:font-weight-complex="bold"/>
    </style:style>
    <style:style style:name="P5" style:family="paragraph" style:parent-style-name="Standard">
      <style:text-properties officeooo:rsid="001be4e6" officeooo:paragraph-rsid="001b8ed3"/>
    </style:style>
    <style:style style:name="P6" style:family="paragraph" style:parent-style-name="Standard">
      <style:text-properties officeooo:rsid="001be4e6" officeooo:paragraph-rsid="001be4e6"/>
    </style:style>
    <style:style style:name="P7" style:family="paragraph" style:parent-style-name="Standard">
      <style:text-properties fo:font-weight="normal" officeooo:rsid="001be4e6" officeooo:paragraph-rsid="001be4e6" style:font-weight-asian="normal" style:font-weight-complex="normal"/>
    </style:style>
    <style:style style:name="P8" style:family="paragraph" style:parent-style-name="Standard">
      <style:text-properties style:font-name="verdana" fo:font-size="12pt" officeooo:rsid="001be4e6" officeooo:paragraph-rsid="001be4e6"/>
    </style:style>
    <style:style style:name="P9" style:family="paragraph" style:parent-style-name="Heading_20_4">
      <style:text-properties fo:color="#000000" officeooo:rsid="001be4e6" officeooo:paragraph-rsid="001b8ed3"/>
    </style:style>
    <style:style style:name="P10" style:family="paragraph" style:parent-style-name="Heading_20_4">
      <style:text-properties fo:color="#000000" officeooo:rsid="001be4e6" officeooo:paragraph-rsid="001be4e6"/>
    </style:style>
    <style:style style:name="T1" style:family="text">
      <style:text-properties officeooo:rsid="001db35d"/>
    </style:style>
    <style:style style:name="T2" style:family="text">
      <style:text-properties fo:font-weight="bold"/>
    </style:style>
    <style:style style:name="T3" style:family="text">
      <style:text-properties fo:color="#0b0080" style:text-underline-style="solid" style:text-underline-width="auto" style:text-underline-color="font-color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olución</text:span> Integral Contable, Financiera y Administrativa</text:p>
      <text:p text:style-name="P2"/>
      <text:p text:style-name="P2">La <text:span text:style-name="T2">Administración</text:span> (<text:a xlink:type="simple" xlink:href="http://es.wikipedia.org/wiki/Idioma_latín" text:style-name="Internet_20_link" text:visited-style-name="Visited_20_Internet_20_Link"><text:span text:style-name="T3">lat.</text:span></text:a> <text:span text:style-name="T4">ad</text:span>, hacia, dirección, tendencia, y <text:span text:style-name="T4">minister</text:span>, subordinación, obediencia) es la <text:a xlink:type="simple" xlink:href="http://es.wikipedia.org/wiki/Ciencia_social" text:style-name="Internet_20_link" text:visited-style-name="Visited_20_Internet_20_Link"><text:span text:style-name="T3">ciencia social</text:span></text:a> y <text:a xlink:type="simple" xlink:href="http://es.wikipedia.org/wiki/Técnica" text:style-name="Internet_20_link" text:visited-style-name="Visited_20_Internet_20_Link"><text:span text:style-name="T3">técnica</text:span></text:a> encargada de la <text:span text:style-name="T4">planificación, organización, dirección y control</text:span> de los recursos (humanos, financieros, materiales, tecnológicos, del conocimiento, etc.) de una <text:a xlink:type="simple" xlink:href="http://es.wikipedia.org/wiki/Organización" text:style-name="Internet_20_link" text:visited-style-name="Visited_20_Internet_20_Link"><text:span text:style-name="T3">organización</text:span></text:a>, con el fin de obtener el máximo beneficio posible; este beneficio puede ser económico o social, dependiendo de los fines perseguidos por la <text:a xlink:type="simple" xlink:href="http://es.wikipedia.org/wiki/Organización" text:style-name="Internet_20_link" text:visited-style-name="Visited_20_Internet_20_Link"><text:span text:style-name="T3">organización</text:span></text:a>.</text:p>
      <text:p text:style-name="P2"/>
      <text:p text:style-name="P1">Componenentes Sistema de Gestion Financiero</text:p>
      <text:p text:style-name="P1"/>
      <text:p text:style-name="P6">ADMINISTRATIVOS</text:p>
      <text:p text:style-name="P6"/>
      <text:p text:style-name="P1"/>
      <text:p text:style-name="P3">TERCEROS</text:p>
      <text:p text:style-name="P1"/>
      <text:p text:style-name="P1">El Sistema de Información Terceros Permite almacenar y centralizar la información de todas las personas naturales y jurídicas que es procesada por el Sistema de Información SICAPIT@L, eliminando de esta forma la duplicidad de los registros y garantizando la integridad y calidad de la información que es utilizada por todos los sistemas de información. <text:line-break/><text:line-break/>Módulos: Captura de Información: Permite capturar, consultar y/o modificar información básica, información comercial e información de contactos, de acuerdo con los roles establecidos para el manejo y seguridad de la información. <text:line-break/><text:line-break/>Cargue de información: Permite realizar el cargue de terceros provenientes de la Registraduría Nacional y Cámara de Comercio. Si el tercero existe y sus nombres no coinciden lo actualiza; en caso contrario lo adiciona. Todos estos terceros quedan en estado VALIDADO. Permite realizar el cargue de archivos enviados por las diferentes áreas. Estos terceros quedan en estado NO VALIDADO y son susceptibles de modificación. </text:p>
      <text:p text:style-name="P1"><text:line-break/>Validación de información: Verifica que los terceros que manejan los demás aplicativos existan en la base de Terceros, generando un archivo plano de aquellos que no existen y con aquellos que tienen diferencias significativas en el nombre. </text:p>
      <text:p text:style-name="P1"/>
      <text:p text:style-name="P1">NOMINA</text:p>
      <text:p text:style-name="P1"/>
      <text:p text:style-name="P1">El Sistema de Personal y Nomina Permite apoyar el procesamiento y control del pago de los salarios del personal de planta y supernumerarios. También permite apoyar la gestión del recurso humano en cuanto a bienestar, capacitación, planta de personal, hoja de vida y salud ocupacional <text:line-break/><text:line-break/>Módulos: Planta de Personal: Administración de la planta de personal global de la Secretaría de Hacienda Distrital contemplando: novedades, dependencias, cargos, grados y niveles. <text:line-break/><text:line-break/>Hoja de Vida: Mantener información básica de la hoja de vida como es: vinculación y sus novedades, afiliaciones a seguridad social, cuentas bancaria; de los funcionarios de planta y supernumerarios. <text:line-break/><text:line-break/>Nómina: Controlar, validar y procesar la información de los funcionarios para el pago de sus salarios, descuentos y provisiones; para nóminas de personal de planta, supernumerarios y nómina adicional. <text:line-break/><text:line-break/>Relación de Autorización: Este módulo permite la generación de la relación de autorización de la <text:soft-page-break/>nómina, de aportes y cesantías, generación de los aportes parafiscales y aportes al Fondo Nacional del Ahorro. Genera imputación presupuestal y creación automática en OPGET. <text:line-break/><text:line-break/>Bienestar: Apoyar la gestión del área de bienestar con el fin de crear, mantener y mejorar las condiciones que favorezcan el desarrollo integral del funcionario. Relaciona la afiliación a la caja de compensación de cada funcionario, actividades deportivas y culturales e incapacidades. <text:line-break/><text:line-break/>Capacitación: Apoyar la gestión del área de capacitación, permitiendo administrar la información de necesidades de capacitación, capacitaciones que se brindan a los funcionarios e información de instructores. </text:p>
      <text:h text:style-name="P9" text:outline-level="4">Gestión de Compras y Proveedores</text:h>
      <text:p text:style-name="Text_20_body">Contiene todas las funciones y operaciones para la administración de la cartera de Proveedores y la gestión de Compras en empresas privadas y organizaciones públicas. Incluye el uso de Pedidos de Cotización, Contrataciones, Ordenes de Compra, Facturas de Compras, Cuentas Corrientes acreedoras, Subdiarios y Estadísticas.</text:p>
      <text:p text:style-name="Text_20_body">Todas las operaciones son registradas y contabilizadas por Centro de Costo. Permite ingresar Requisiciones internas de materiales por cada sector para un mejor control de los consumos y poder consolidar las compras. Ofrece un circuito completo para realizar Contrataciones por medio de Concursos de precios, Licitaciones privadas o públicas según corresponda. Permite adjudicar las Compras por distintos criterios, mejor precio, mejor calidad, único oferente, etc. Controla y verifica las imputaciones para cada operación, entre Ordenes de Compra, Facturas del Proveedor y Remitos de entrega de mercadería recibidos.</text:p>
      <text:p text:style-name="Text_20_body">Realiza la aprobación y emisión de Ordenes de Pago según las condiciones de compra para que tesorería adjunte los valores y efectivice la cancelación al Proveedor. Todas las operaciones de la gestión de Compras actualizan online a los subsistemas de Inventarios, tesorería, Contabilidad General y Estadísticas para la Toma de decisiones. </text:p>
      <text:p text:style-name="P5"/>
      <text:p text:style-name="P1"/>
      <text:p text:style-name="P1">CONTRATACION</text:p>
      <text:p text:style-name="P1"/>
      <text:p text:style-name="P1">El Sistema de Contratación permite controlar y gestionar procesos de adquisición de bienes y servicios, mediante la contratación, con y sin las formalidades plenas establecidas en la Ley 80 de 1993 y sus decretos reglamentarios, controlando el plan de contratación, la etapa precontractual y la etapa contractual. <text:line-break/><text:line-break/>Módulos: Administración de catálogos: Permite administrar la información básica del aplicativo, como es catalogo de elementos, proveedores, tablas de retención. <text:line-break/><text:line-break/>Plan de contratación: Permite realizar la programación, aprobación, modificación y seguimiento al plan de contratación. <text:line-break/><text:line-break/>Precontractual: permite el registro y control del proceso previo a la legalización del contrato registrando desde las solicitudes de cotización para estudio de mercado hasta la elaboración de minuta. <text:line-break/><text:line-break/>Contractual: permite control las actividades definidas desde la legalización del contrato hasta su liquidación. </text:p>
      <text:p text:style-name="P1"><text:soft-page-break/></text:p>
      <text:p text:style-name="P1">INVENTARIOS</text:p>
      <text:p text:style-name="P1"/>
      <text:p text:style-name="P1">Sistema de Administración de Elementos "SAE" registra todos los ingresos de consumo y devolutivos, igualmente permite efectuar la distribución de los elementos de consumo en cada una de las áreas, de acuerdo a la programación mensual de sus necesidades y genera la identificación o placa de inventario de los bienes devolutivos. Administra los bienes y servicios de propiedad, planta y equipo. Mediante la gestión de traslados, ingresos, egresos, cálculo de depreciación y amortización. <text:line-break/><text:line-break/>Funciones: <text:line-break/><text:line-break/>Controla los ingresos de consumo. <text:line-break/>Controla los registros devolutivos de consumo. <text:line-break/>Distribución de elementos de consumo en cada una de las áreas, de acuerdo a la programación mensual de sus necesidades. <text:line-break/>Genera la identificación o placa de inventario de cada uno de los bienes devolutivos. <text:line-break/><text:line-break/>Módulos: <text:line-break/><text:line-break/>Ingresos de consumo: Registra las adquisiciones (por ordenes o contratos ), de elementos de consumo y devolutivos, cambios por garantía y reposición . <text:line-break/><text:line-break/>Egresos: Registra la entrega de elementos de consumo a cada unas de las áreas. <text:line-break/><text:line-break/>Plan de Consumo: Permite efectuar la programación mensual de los elementos de las necesidades de las áreas <text:line-break/><text:line-break/>Generación de la identificación o placa (Movimientos): Permite registrar los movimientos de los elementos, estableciendo la ubicación del mismo y el cuentadante asignado. <text:line-break/><text:line-break/>Ajustes: Permite reversar un comprobante de egreso o de ingreso que fue incluido incorrectamente. Cuando se reversa un ingreso se hace un ajuste crédito y si es un comprobante de egreso se hace un ajuste debito <text:line-break/><text:line-break/>Kardex: Permite llevar el control de los elementos de consumo y determinar si existen o no elementos y su respectiva cantidad y ubicación <text:line-break/><text:line-break/>Inventario: Registra el control de los elementos devolutivos y determinar si existen o no los elementos, su cantidad y ubicación. </text:p>
      <text:p text:style-name="P1"/>
      <text:p text:style-name="P1">El sistema de administración de elementos devolutivos "SAI", apoya las siguientes funciones: <text:line-break/><text:line-break/>Administrar el catalogo de elementos, registrar y controlar los procesos de Ingreso, Egreso y traslado de elementos, Administrar y controlar el Kárdex, bodegas y el Inventario de elementos. <text:line-break/><text:line-break/>El sistema es una herramienta de apoyo a la administración y control de los elementos de Propiedad Planta y Equipo, y la interacción que tiene con las otras áreas: Dirección de Jurídica, Grupo de Almacén e Inventarios, Unidad de Finanzas y Adquisiciones, Grupo de Contabilidad, Grupo de Recursos Humanos y algunas entidades externas. <text:line-break/><text:line-break/>Para todas las unidades funcionales, el sistema cubre los siguientes requerimientos: <text:line-break/><text:soft-page-break/><text:line-break/>GENERALES <text:line-break/><text:line-break/>Búsqueda de información a criterio del usuario. <text:line-break/>Consulta en línea de la información correspondiente a cada dependencia, desde la estación asignada. <text:line-break/>Tiene ayuda en línea para el usuario en forma de hipertexto. <text:line-break/>Provee información y registro histórico de transacciones para efectos de controles de auditoria. <text:line-break/>Dispone de los controles de acceso requeridos. <text:line-break/><text:line-break/>OPERATIVOS <text:line-break/><text:line-break/>Registrar el Catálogo de bienes, administrar el Kárdex. <text:line-break/>Generar códigos para clasificación e identificación de elementos e imprimir etiqueta por el sistema de barras. <text:line-break/>Egresar bienes. <text:line-break/>Trasladar elementos de propiedad planta y equipo. <text:line-break/>Elaborar y actualizar el inventario e histórico de elementos asignados a un funcionario. <text:line-break/>Registrar y controlar elementos recibidos y entregados por donación ó para tenencia, registrar y controlar elementos inservibles. <text:line-break/>Elaborar Ajustes débitos y créditos. <text:line-break/>Elaborar y registrar información para el seguimiento a juicios de responsabilidad civil y fiscal, controlar y efectuar el seguimiento a elementos con seguro, elaborar informes con destino a dependencias y entes de control. <text:line-break/><text:line-break/>Módulos: <text:line-break/><text:line-break/>Ingresos: Ingreso al almacén de los bienes de consumo y devolutivos adquiridos o entregados a la entidad. <text:line-break/><text:line-break/>Egresos: Registra la salida de los bienes, por baja u obsolescencia, garantía y reposición, traslados entre Entidades, cambios por garantía y perdida. <text:line-break/><text:line-break/>Traslados: Registra el traslado de bienes devolutivos, entre funcionarios de bodega a funcionario y funcionario a bodega, de menor cuantía a consumo controlado y entre centros contables, estableciendo la ubicación del mismo y el cuentadante asignado. <text:line-break/><text:line-break/>Ajustes: Permite reversar un comprobante de egreso o de ingreso que fue incluido incorrectamente. Cuando se reversa un ingreso se hace un ajuste crédito y si es un comprobante de egreso se hace un ajuste debito. <text:line-break/><text:line-break/>Kardex: Realiza el control de los elementos de consumo y determinando si existen o no los elementos y su respectiva cantidad y ubicación <text:line-break/><text:line-break/>Inventario: Controla el manejo de los bienes con su placa correspondiente, permite llevar el control de los elementos devolutivos y determinar si existen o no los elementos, su cantidad y ubicación. </text:p>
      <text:p text:style-name="P1"/>
      <text:p text:style-name="P4">FINANCIEROS</text:p>
      <text:p text:style-name="P6"/>
      <text:p text:style-name="P4">Contabilidad</text:p>
      <text:p text:style-name="P6"/>
      <text:p text:style-name="P6">El Sistema Libro Mayor permite la generación y control de la contabilidad, a partir de los <text:soft-page-break/>movimientos generados por los módulos de gestión de las dependencias de la SHD y las transacciones manuales requeridas. Mediante procesos de parametrización, cierres y reportes contables. <text:line-break/><text:line-break/>Módulos: Administración y parámetros: Permite el manejo de los parámetros básicos del aplicativo, como es: Compañía y Centros Contables, Periodos Contables, Plan de Cuentas. <text:line-break/><text:line-break/>Procesos: Permite realizar las funciones propias del proceso contable como: registro de transacciones, Cierres, Homologación, Generación de Consultas, Generación de informes. </text:p>
      <text:p text:style-name="P6"/>
      <text:h text:style-name="P10" text:outline-level="4">Contabilidad General</text:h>
      <text:p text:style-name="Text_20_body">Todas las operaciones del Sistema Integral ERP registran en la Contabilidad general de la empresa. Los asientos automáticos generados desde cada modulo son configurables, y se pueden incorporar asientos externos desde otros programas a través de una interface. El Plan de cuentas se define en forma jerárquica e independiente del código de cada cuenta para facilitar su visualización. Permite administrar unidades de negocios (o múltiples empresas) y centros de costos. Se pueden definir Asientos Tipo (modelos).</text:p>
      <text:p text:style-name="Text_20_body">Emite los subdiarios, balances, estados de resultados, mayores, e informes necesarios para gestión de la empresa. Permite mantener múltiples ejercicios contables abiertos, incluyendo los asientos de apertura y cierre, y finalmente realiza el bloqueo de ejercicios cerrados y aprobados. Administra los Activos Fijos de la empresa, Bienes de Uso y su amortización. Permite realizar revalúos técnicos. </text:p>
      <text:p text:style-name="P6"/>
      <text:p text:style-name="P6"/>
      <text:p text:style-name="P4">Presupuesto</text:p>
      <text:p text:style-name="P4"/>
      <text:p text:style-name="P7">El Sistema de Presupuesto Distrital apoya el proceso de programación ejecución, control y seguimiento del presupuesto Distrital. <text:line-break/><text:line-break/>Módulos: Administración y Parámetros: Información básica para el adecuado funcionamiento del Sistema: Entidades, usuarios, plan de cuentas, inicialización de consecutivos y fuentes de Financiación. <text:line-break/><text:line-break/>Proceso: Herramienta de apoyo al proceso de la programación presupuestal en sus diferentes etapas que se inicia con la definición de lineamientos de política presupuestal y termina con la expedición del decreto de liquidación del presupuesto. Permite el registro, seguimiento y control de las operaciones a través de las cuales se ejecuta el presupuesto de gastos, para la vigencia actual y las reservas presupuestales de la vigencia anterior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Plan Anual de Caja</text:p>
      <text:p text:style-name="P6"/>
      <text:p text:style-name="P6">El Sistema Programa Anual de Caja apoya la programación y reprogramación mensual de los gastos de vigencia, reservas y cuentas por pagar del presupuesto distrital. <text:line-break/><text:soft-page-break/><text:line-break/>Módulos: Administración y Parámetros: Información básica para el adecuado funcionamiento del aplicativo: Inicialización de consecutivos, Seguridad, Nivel de usuarios PAC por entidad etc. <text:line-break/><text:line-break/>Proceso: Permite registrar desde las entidades las programaciones mensuales iníciales de los rubros para las vigencias actuales de reservas y cuentas por pagar. Permite a todas las entidades registradas en el sistema el registro de las modificaciones o movimientos al PAC. </text:p>
      <text:p text:style-name="P6"/>
      <text:p text:style-name="P4">TESORERIA</text:p>
      <text:p text:style-name="P6"/>
      <text:p text:style-name="P6">El Sistema Operación y Gestión de Tesorería automatiza las gestiones de recaudo, pagaduría y planeación financiera de la Dirección Distrital de Tesorería. Incluye módulos de ingresos, egresos y conciliaciones bancarias. <text:line-break/><text:line-break/>Módulos: Ingresos: Percibir los ingresos de la SHD por conceptos: tributarios, no tributarios, transferencias, recursos de capital, fondos de terceros, recaudos de terceros y tesorerías de terceros. Egresos: Registra y controla la ejecución de los gastos de la Dirección Distrital de Tesorería (DDT) a través de ordenes de pago, relaciones de autorización, actas de giro y ordenes de devolución. Gestión de tesorería: permite la generación del flujo de Caja, el cual presenta de una manera dinámica la situación de recursos del Distrito, en un período determinado de tiempo y el disponible final del mismo período. <text:line-break/><text:line-break/>Proceso: Permite realizar el cruce de información entre los extractos bancarios reportados por la entidades financieras y la información registrada en el sistema LIMAY. </text:p>
      <text:p text:style-name="P6"/>
      <text:p text:style-name="P6"/>
      <text:p text:style-name="P4">TRIBUTARIO</text:p>
      <text:p text:style-name="P6"/>
      <text:p text:style-name="P8">El Sistema información Tributaria (SIT) apoya la gestión de los tributos de la ciudad, permitiendo el control de la información relacionada con los contribuyentes, entidades financieras y otras instituciones, para el intercambio de inform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verdana" svg:font-family="verdana, 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ource Han Sans CN Normal" style:font-family-asian="'Source Han Sans CN Normal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Leonor</meta:initial-creator>
    <meta:creation-date>2015-08-16T20:13:10.516478959</meta:creation-date>
    <dc:date>2015-08-16T20:39:42.005771864</dc:date>
    <dc:creator>Diana Leonor</dc:creator>
    <meta:editing-duration>PT11M21S</meta:editing-duration>
    <meta:editing-cycles>2</meta:editing-cycles>
    <meta:generator>LibreOffice/4.3.6.2$Linux_X86_64 LibreOffice_project/430$Build-2</meta:generator>
    <meta:document-statistic meta:table-count="0" meta:image-count="0" meta:object-count="0" meta:page-count="6" meta:paragraph-count="32" meta:word-count="2126" meta:character-count="14702" meta:non-whitespace-character-count="12493"/>
  </office:meta>
</office:document-meta>
</file>